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889cm"/>
    </style:style>
    <style:style style:name="gr4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6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2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9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5.75cm" fo:min-width="1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11.325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11.32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text-properties style:font-name="Microsoft Sans Serif3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Microsoft Sans Serif3" fo:font-size="10pt" style:font-size-asian="10pt" style:font-size-complex="10pt"/>
    </style:style>
    <style:style style:name="P5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font-name="Microsoft Sans Serif3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3" fo:font-size="12pt" style:font-size-asian="12pt" style:font-size-complex="12pt"/>
    </style:style>
    <style:style style:name="T4" style:family="text">
      <style:text-properties style:font-name="Microsoft Sans Serif3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7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47cm" svg:height="1.055cm" svg:x="1.853cm" svg:y="11.988cm">
          <draw:text-box>
            <text:p text:style-name="P1"><text:span text:style-name="T1">Add Entry</text:span></text:p>
          </draw:text-box>
        </draw:frame>
        <draw:frame draw:style-name="gr3" draw:layer="layout" svg:width="3.389cm" svg:height="0.653cm" svg:x="1cm" svg:y="11.443cm">
          <draw:text-box>
            <text:p>(From Main Menu)</text:p>
          </draw:text-box>
        </draw:frame>
        <draw:custom-shape draw:style-name="gr4" draw:text-style-name="P1" draw:layer="layout" svg:width="12.8cm" svg:height="5.537cm" svg:x="2.2cm" svg:y="13.6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3cm" svg:height="2.237cm" svg:x="2.8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63cm" svg:x="2.8cm" svg:y="16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1cm" svg:x="2.8cm" svg:y="15.2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cm" svg:y1="17.443cm" svg:x2="4.4cm" svg:y2="15.306cm">
          <text:p/>
        </draw:line>
        <draw:frame draw:style-name="gr9" draw:text-style-name="P3" draw:layer="layout" svg:width="1.9cm" svg:height="0.722cm" svg:x="2.7cm" svg:y="15.806cm">
          <draw:text-box>
            <text:p><text:span text:style-name="T2">AuthorID</text:span></text:p>
          </draw:text-box>
        </draw:frame>
        <draw:frame draw:style-name="gr10" draw:text-style-name="P4" draw:layer="layout" svg:width="2.6cm" svg:height="1.055cm" svg:x="4.2cm" svg:y="15.806cm">
          <draw:text-box>
            <text:p><text:span text:style-name="T2">Forename</text:span></text:p>
          </draw:text-box>
        </draw:frame>
        <draw:line draw:style-name="gr8" draw:text-style-name="P1" draw:layer="layout" svg:x1="6.1cm" svg:y1="15.306cm" svg:x2="6.1cm" svg:y2="17.443cm">
          <text:p/>
        </draw:line>
        <draw:frame draw:style-name="gr11" draw:text-style-name="P4" draw:layer="layout" svg:width="2cm" svg:height="0.653cm" svg:x="5.9cm" svg:y="15.806cm">
          <draw:text-box>
            <text:p><text:span text:style-name="T2">Surname</text:span></text:p>
          </draw:text-box>
        </draw:frame>
        <draw:line draw:style-name="gr8" draw:text-style-name="P1" draw:layer="layout" svg:x1="7.6cm" svg:y1="15.306cm" svg:x2="7.6cm" svg:y2="17.543cm">
          <text:p/>
        </draw:line>
        <draw:frame draw:style-name="gr11" draw:text-style-name="P4" draw:layer="layout" svg:width="1.4cm" svg:height="0.653cm" svg:x="7.4cm" svg:y="15.806cm">
          <draw:text-box>
            <text:p><text:span text:style-name="T2">Email</text:span></text:p>
          </draw:text-box>
        </draw:frame>
        <draw:line draw:style-name="gr8" draw:text-style-name="P1" draw:layer="layout" svg:x1="8.6cm" svg:y1="15.306cm" svg:x2="8.6cm" svg:y2="17.543cm">
          <text:p/>
        </draw:line>
        <draw:line draw:style-name="gr8" draw:text-style-name="P1" draw:layer="layout" svg:x1="11cm" svg:y1="15.306cm" svg:x2="11cm" svg:y2="17.443cm">
          <text:p/>
        </draw:line>
        <draw:frame draw:style-name="gr10" draw:text-style-name="P4" draw:layer="layout" svg:width="2.8cm" svg:height="1.055cm" svg:x="8.4cm" svg:y="15.806cm">
          <draw:text-box>
            <text:p><text:span text:style-name="T2">PhoneNumber</text:span></text:p>
          </draw:text-box>
        </draw:frame>
        <draw:frame draw:style-name="gr10" draw:text-style-name="P4" draw:layer="layout" svg:width="1.9cm" svg:height="1.055cm" svg:x="10.8cm" svg:y="15.806cm">
          <draw:text-box>
            <text:p><text:span text:style-name="T2">Address</text:span></text:p>
          </draw:text-box>
        </draw:frame>
        <draw:line draw:style-name="gr8" draw:text-style-name="P1" draw:layer="layout" svg:x1="12.4cm" svg:y1="15.306cm" svg:x2="12.4cm" svg:y2="17.543cm">
          <text:p/>
        </draw:line>
        <draw:frame draw:style-name="gr10" draw:text-style-name="P4" draw:layer="layout" svg:width="2.1cm" svg:height="1.055cm" svg:x="12.2cm" svg:y="15.806cm">
          <draw:text-box>
            <text:p><text:span text:style-name="T2">Postcode</text:span></text:p>
          </draw:text-box>
        </draw:frame>
        <draw:line draw:style-name="gr8" draw:text-style-name="P1" draw:layer="layout" svg:x1="2.2cm" svg:y1="14.143cm" svg:x2="15cm" svg:y2="14.173cm">
          <text:p/>
        </draw:line>
        <draw:line draw:style-name="gr8" draw:text-style-name="P1" draw:layer="layout" svg:x1="14.369cm" svg:y1="13.629cm" svg:x2="15cm" svg:y2="14.173cm">
          <text:p/>
        </draw:line>
        <draw:line draw:style-name="gr8" draw:text-style-name="P1" draw:layer="layout" svg:x1="14.369cm" svg:y1="14.173cm" svg:x2="15cm" svg:y2="13.629cm">
          <text:p/>
        </draw:line>
        <draw:custom-shape draw:style-name="gr12" draw:text-style-name="P1" draw:layer="layout" svg:width="0.631cm" svg:height="0.311cm" svg:x="13.58cm" svg:y="13.7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1cm" svg:height="0.078cm" svg:x="13.58cm" svg:y="13.7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7cm" svg:y1="14.017cm" svg:x2="13.343cm" svg:y2="14.017cm">
          <text:p/>
        </draw:line>
        <draw:frame draw:style-name="gr14" draw:text-style-name="P5" draw:layer="layout" svg:width="2.6cm" svg:height="1.207cm" svg:x="7.3cm" svg:y="13.543cm">
          <draw:text-box>
            <text:p text:style-name="P1"><text:span text:style-name="T3">Add Entry</text:span></text:p>
          </draw:text-box>
        </draw:frame>
        <draw:line draw:style-name="gr15" draw:text-style-name="P1" draw:layer="layout" svg:x1="2.4cm" svg:y1="12.943cm" svg:x2="2.4cm" svg:y2="13.906cm">
          <text:p/>
        </draw:line>
        <draw:custom-shape draw:style-name="gr16" draw:text-style-name="P1" draw:layer="layout" svg:width="2.1cm" svg:height="0.9cm" svg:x="12cm" svg:y="17.843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cm" svg:height="1.2cm" svg:x="4.4cm" svg:y="16.34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6cm" svg:y1="18.743cm" svg:x2="12.6cm" svg:y2="20.243cm">
          <text:p/>
        </draw:line>
        <draw:frame draw:style-name="gr18" draw:text-style-name="P6" draw:layer="layout" svg:width="3.499cm" svg:height="0.653cm" svg:x="10.9cm" svg:y="20.243cm">
          <draw:text-box>
            <text:p text:style-name="P6">Back to Main Menu</text:p>
          </draw:text-box>
        </draw:frame>
        <draw:frame draw:style-name="gr19" draw:text-style-name="P6" draw:layer="layout" svg:width="5.4cm" svg:height="1.457cm" svg:x="5.3cm" svg:y="19.786cm">
          <draw:text-box>
            <text:p text:style-name="P6">Simple interface with less buttons and boxes to avoid errors when adding customers.</text:p>
          </draw:text-box>
        </draw:frame>
        <draw:line draw:style-name="gr15" draw:text-style-name="P6" draw:layer="layout" svg:x1="6.2cm" svg:y1="19.843cm" svg:x2="5.6cm" svg:y2="18.543cm">
          <text:p/>
        </draw:line>
        <draw:line draw:style-name="gr15" draw:text-style-name="P6" draw:layer="layout" svg:x1="2.7cm" svg:y1="20.343cm" svg:x2="3.4cm" svg:y2="17.343cm">
          <text:p/>
        </draw:line>
        <draw:frame draw:style-name="gr9" draw:text-style-name="P7" draw:layer="layout" svg:width="1.9cm" svg:height="0.722cm" svg:x="3cm" svg:y="16.643cm">
          <draw:text-box>
            <text:p text:style-name="P1"><text:span text:style-name="T4">123</text:span></text:p>
          </draw:text-box>
        </draw:frame>
        <draw:frame draw:style-name="gr19" draw:text-style-name="P6" draw:layer="layout" svg:width="4.5cm" svg:height="1.457cm" svg:x="1.1cm" svg:y="20.643cm">
          <draw:text-box>
            <text:p text:style-name="P6">Automatically generates the first available number from the system.</text:p>
          </draw:text-box>
        </draw:frame>
        <draw:custom-shape draw:style-name="gr20" draw:text-style-name="P1" draw:layer="layout" svg:width="2.8cm" svg:height="0.87cm" svg:x="1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447cm" svg:height="1.055cm" svg:x="1.053cm" svg:y="1.178cm">
          <draw:text-box>
            <text:p><text:span text:style-name="T1"/></text:p>
            <text:p><text:span text:style-name="T1"/></text:p>
          </draw:text-box>
        </draw:frame>
        <draw:frame draw:style-name="gr2" draw:text-style-name="P4" draw:layer="layout" svg:width="1.447cm" svg:height="1.055cm" svg:x="1.053cm" svg:y="1.179cm">
          <draw:text-box>
            <text:p><text:span text:style-name="T1"/></text:p>
            <text:p><text:span text:style-name="T1"/></text:p>
          </draw:text-box>
        </draw:frame>
        <draw:frame draw:style-name="gr21" draw:text-style-name="P2" draw:layer="layout" svg:width="3.047cm" svg:height="2.261cm" svg:x="1.053cm" svg:y="1cm">
          <draw:text-box>
            <text:p text:style-name="P1"><text:span text:style-name="T1">View Publishing Invoice</text:span></text:p>
          </draw:text-box>
        </draw:frame>
        <draw:line draw:style-name="gr15" draw:text-style-name="P1" draw:layer="layout" svg:x1="3.3cm" svg:y1="2cm" svg:x2="3.9cm" svg:y2="3.1cm">
          <text:p/>
        </draw:line>
        <draw:custom-shape draw:style-name="gr22" draw:text-style-name="P1" draw:layer="layout" svg:width="13.4cm" svg:height="6cm" svg:x="1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825cm" svg:height="1.1cm" svg:x="1.675cm" svg:y="7.4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825cm" svg:height="1.1cm" svg:x="1.675cm" svg:y="6.3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825cm" svg:height="1.1cm" svg:x="1.67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1.825cm" svg:height="1.237cm" svg:x="1.675cm" svg:y="4.0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88cm" svg:y1="8.563cm" svg:x2="3.788cm" svg:y2="4.163cm">
          <text:p/>
        </draw:line>
        <draw:frame draw:style-name="gr11" draw:text-style-name="P3" draw:layer="layout" svg:width="2.6cm" svg:height="0.653cm" svg:x="1.5cm" svg:y="4.663cm">
          <draw:text-box>
            <text:p><text:span text:style-name="T2">PubInvoiceID</text:span></text:p>
          </draw:text-box>
        </draw:frame>
        <draw:frame draw:style-name="gr11" draw:text-style-name="P4" draw:layer="layout" svg:width="1.887cm" svg:height="0.653cm" svg:x="3.613cm" svg:y="4.663cm">
          <draw:text-box>
            <text:p><text:span text:style-name="T2">AuthorID</text:span></text:p>
          </draw:text-box>
        </draw:frame>
        <draw:frame draw:style-name="gr11" draw:text-style-name="P4" draw:layer="layout" svg:width="1.4cm" svg:height="0.653cm" svg:x="5.1cm" svg:y="4.663cm">
          <draw:text-box>
            <text:p><text:span text:style-name="T2">ISBN</text:span></text:p>
          </draw:text-box>
        </draw:frame>
        <draw:line draw:style-name="gr8" draw:text-style-name="P1" draw:layer="layout" svg:x1="5.25cm" svg:y1="4.1cm" svg:x2="5.25cm" svg:y2="8.563cm">
          <text:p/>
        </draw:line>
        <draw:frame draw:style-name="gr10" draw:text-style-name="P4" draw:layer="layout" svg:width="2.3cm" svg:height="1.055cm" svg:x="6.1cm" svg:y="4.363cm">
          <draw:text-box>
            <text:p><text:span text:style-name="T2">PubInvoice</text:span></text:p>
            <text:p><text:span text:style-name="T2">Date</text:span></text:p>
          </draw:text-box>
        </draw:frame>
        <draw:line draw:style-name="gr8" draw:text-style-name="P1" draw:layer="layout" svg:x1="6.2cm" svg:y1="4.1cm" svg:x2="6.2cm" svg:y2="8.563cm">
          <text:p/>
        </draw:line>
        <draw:line draw:style-name="gr8" draw:text-style-name="P1" draw:layer="layout" svg:x1="1cm" svg:y1="3.663cm" svg:x2="14.4cm" svg:y2="3.6cm">
          <text:p/>
        </draw:line>
        <draw:line draw:style-name="gr8" draw:text-style-name="P1" draw:layer="layout" svg:x1="13.769cm" svg:y1="3cm" svg:x2="14.4cm" svg:y2="3.544cm">
          <text:p/>
        </draw:line>
        <draw:line draw:style-name="gr8" draw:text-style-name="P1" draw:layer="layout" svg:x1="13.769cm" svg:y1="3.544cm" svg:x2="14.4cm" svg:y2="3cm">
          <text:p/>
        </draw:line>
        <draw:custom-shape draw:style-name="gr12" draw:text-style-name="P1" draw:layer="layout" svg:width="0.631cm" svg:height="0.311cm" svg:x="12.98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631cm" svg:height="0.078cm" svg:x="12.98cm" svg:y="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27cm" svg:y1="3.388cm" svg:x2="12.743cm" svg:y2="3.388cm">
          <text:p/>
        </draw:line>
        <draw:frame draw:style-name="gr14" draw:text-style-name="P5" draw:layer="layout" svg:width="5.2cm" svg:height="1.207cm" svg:x="5cm" svg:y="3cm">
          <draw:text-box>
            <text:p text:style-name="P1"><text:span text:style-name="T3">View Publishing Invoice</text:span></text:p>
          </draw:text-box>
        </draw:frame>
        <draw:line draw:style-name="gr8" draw:text-style-name="P1" draw:layer="layout" svg:x1="13.5cm" svg:y1="4.1cm" svg:x2="13.5cm" svg:y2="8.6cm">
          <text:p/>
        </draw:line>
        <draw:frame draw:style-name="gr25" draw:text-style-name="P1" draw:layer="layout" svg:width="0.423cm" svg:height="4.6cm" svg:x="13.477cm" svg:y="4cm">
          <draw:image xlink:href="Pictures/1000000000000010000000D697AE9DD8.png" xlink:type="simple" xlink:show="embed" xlink:actuate="onLoad">
            <text:p/>
          </draw:image>
        </draw:frame>
        <draw:line draw:style-name="gr8" draw:text-style-name="P1" draw:layer="layout" svg:x1="8.1cm" svg:y1="4.101cm" svg:x2="8.1cm" svg:y2="8.564cm">
          <text:p/>
        </draw:line>
        <draw:frame draw:style-name="gr10" draw:text-style-name="P4" draw:layer="layout" svg:width="2.3cm" svg:height="1.055cm" svg:x="7.9cm" svg:y="4.345cm">
          <draw:text-box>
            <text:p><text:span text:style-name="T2">PubInvoice</text:span></text:p>
            <text:p><text:span text:style-name="T2">Service</text:span></text:p>
          </draw:text-box>
        </draw:frame>
        <draw:line draw:style-name="gr8" draw:text-style-name="P1" draw:layer="layout" svg:x1="9.9cm" svg:y1="4.102cm" svg:x2="9.9cm" svg:y2="8.565cm">
          <text:p/>
        </draw:line>
        <draw:frame draw:style-name="gr10" draw:text-style-name="P4" draw:layer="layout" svg:width="2.3cm" svg:height="1.055cm" svg:x="9.7cm" svg:y="4.345cm">
          <draw:text-box>
            <text:p><text:span text:style-name="T2">PubInvoice</text:span></text:p>
            <text:p><text:span text:style-name="T2">Order</text:span></text:p>
          </draw:text-box>
        </draw:frame>
        <draw:frame draw:style-name="gr10" draw:text-style-name="P4" draw:layer="layout" svg:width="2.3cm" svg:height="1.055cm" svg:x="11.5cm" svg:y="4.345cm">
          <draw:text-box>
            <text:p><text:span text:style-name="T2">PubInvoice</text:span></text:p>
            <text:p><text:span text:style-name="T2">Payment</text:span></text:p>
          </draw:text-box>
        </draw:frame>
        <draw:line draw:style-name="gr8" draw:text-style-name="P1" draw:layer="layout" svg:x1="11.7cm" svg:y1="4.103cm" svg:x2="11.7cm" svg:y2="8.566cm">
          <text:p/>
        </draw:line>
        <draw:frame draw:style-name="gr3" draw:layer="layout" svg:width="3.389cm" svg:height="0.653cm" svg:x="4.111cm" svg:y="1.2cm">
          <draw:text-box>
            <text:p>(From Main Menu)</text:p>
          </draw:text-box>
        </draw:frame>
        <draw:line draw:style-name="gr15" draw:text-style-name="P6" draw:layer="layout" svg:x1="9.6cm" svg:y1="9.3cm" svg:x2="7.1cm" svg:y2="7.8cm">
          <text:p/>
        </draw:line>
        <draw:frame draw:style-name="gr19" draw:text-style-name="P6" draw:layer="layout" svg:width="6cm" svg:height="1.457cm" svg:x="6.4cm" svg:y="9.3cm">
          <draw:text-box>
            <text:p text:style-name="P6">Thses fields are not selectable, they are simply for viewing purposes. </text:p>
          </draw:text-box>
        </draw:frame>
        <draw:frame draw:style-name="gr26" draw:text-style-name="P8" draw:layer="layout" svg:width="3.978cm" svg:height="0.653cm" svg:x="2.2cm" svg:y="2.047cm">
          <draw:text-box>
            <text:p><text:span text:style-name="T5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8:51:07.254000000</meta:creation-date>
    <dc:date>2014-12-01T20:40:58.593000000</dc:date>
    <meta:editing-duration>PT24M47S</meta:editing-duration>
    <meta:editing-cycles>2</meta:editing-cycles>
    <meta:generator>LibreOffice/4.3.2.2$Windows_x86 LibreOffice_project/edfb5295ba211bd31ad47d0bad0118690f76407d</meta:generator>
    <meta:document-statistic meta:object-count="73"/>
  </office:meta>
</office:document-meta>
</file>